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9.134cm" loext:decorative="false"/>
      <style:paragraph-properties style:writing-mode="lr-tb"/>
    </style:style>
    <style:style style:name="pr5" style:family="presentation" style:parent-style-name="Default-outline1">
      <style:graphic-properties fo:min-height="8.88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T1" style:family="text">
      <style:text-properties style:font-name="LM Mono 10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orkshop C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ariabele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Variabelen</text:p>
          </draw:text-box>
        </draw:frame>
        <draw:frame presentation:style-name="pr4" draw:text-style-name="P3" draw:layer="layout" svg:width="25.905cm" svg:height="9.134cm" svg:x="1.4cm" svg:y="3.685cm" presentation:class="subtitle" presentation:user-transformed="true">
          <draw:text-box>
            <text:list text:style-name="L2">
              <text:list-item>
                <text:p text:style-name="P2">char (characters) (8 bits) (signed / unsigned)</text:p>
              </text:list-item>
              <text:list-item>
                <text:p text:style-name="P2">int (integers) (16, 32, 64 bits) (signed / unsigned)</text:p>
              </text:list-item>
              <text:list-item>
                <text:p text:style-name="P2">float (floating point / kommagetal) (32 bits)</text:p>
              </text:list-item>
              <text:list-item>
                <text:p text:style-name="P2">double (double precision / kommagetal) (64 bits)</text:p>
              </text:list-item>
              <text:list-item>
                <text:p text:style-name="P2">array (grootte afhankelijk van aantal elementen)</text:p>
              </text:list-item>
              <text:list-item>
                <text:p text:style-name="P2">pointer (grootte afhankelijk van architectuur CPU)</text:p>
              </text:list-item>
              <text:list-item>
                <text:p text:style-name="P2">struct (grootte afhankelijk van members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rray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Grootte staat vast bij declaratie</text:p>
              </text:list-item>
              <text:list-item>
                <text:p>Staat achter elkaar in geheugen (zie demo)</text:p>
              </text:list-item>
              <text:list-item>
                <text:p>Als je iets wil opslaan in een datastructuur met variabele lengte, gebruik dan een linked list.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uncti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Zoals functies in andere talen</text:p>
              </text:list-item>
              <text:list-item>
                <text:p>Parameters hebben type, functie heeft type van return typ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nditie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 heeft geen ‘True’ en ‘False’</text:p>
              </text:list-item>
              <text:list-item>
                <text:p>Enkel niet 0 en 0.</text:p>
              </text:list-item>
              <text:list-item>
                <text:p>Werkt voor de rest als andere talen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If else switch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If en else zoals andere talen</text:p>
              </text:list-item>
              <text:list-item>
                <text:p>Switch iets trickier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while loops</text:p>
              </text:list-item>
              <text:list-item>
                <text:p>do while loops</text:p>
              </text:list-item>
              <text:list-item>
                <text:p>for loop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For loop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">for( &lt;INIT&gt; ; &lt;COND&gt; ; &lt;AFTER ITER&gt; ){</text:span><text:span text:style-name="T1"><text:line-break/></text:span><text:span text:style-name="T1"> //some code;</text:span><text:span text:style-name="T1"><text:line-break/></text:span><text:span text:style-name="T1">}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ssignmen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3">
              <text:list-item>
                <text:p>Medium: Use a loop to reverse an array of integers</text:p>
              </text:list-item>
              <text:list-item>
                <text:p>Hard: Use loops of choice to print all palindromes in a sentence</text:p>
              </text:list-item>
              <text:list-item>
                <text:p>Harder: Use loops of choice to print all palindromes in a sentence (case insensitive)</text:p>
                <text:p>(for harder, see asciitable.com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M Mono 10" svg:font-family="'LM Mono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07:37:49.117330477</meta:creation-date>
    <dc:date>2025-05-27T07:59:24.829619187</dc:date>
    <meta:editing-duration>PT10M39S</meta:editing-duration>
    <meta:editing-cycles>2</meta:editing-cycles>
    <meta:generator>LibreOffice/24.2.7.2$Linux_X86_64 LibreOffice_project/420$Build-2</meta:generator>
    <meta:document-statistic meta:object-count="65"/>
  </office:meta>
</office:document-meta>
</file>